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Überschrift_20_2">
      <style:text-properties fo:language="pl" fo:country="PL"/>
    </style:style>
    <style:style style:name="P21" style:family="paragraph" style:parent-style-name="Überschrift_20_2">
      <style:text-properties style:font-name="Calibri"/>
    </style:style>
    <style:style style:name="P22" style:family="paragraph" style:parent-style-name="Überschrift_20_2">
      <style:text-properties style:font-name="Calibri" fo:language="pl" fo:country="PL"/>
    </style:style>
    <style:style style:name="P23" style:family="paragraph" style:parent-style-name="Heading" style:master-page-name="MP0">
      <style:paragraph-properties style:page-number="auto" fo:break-before="page"/>
      <style:text-properties fo:language="pl" fo:country="PL"/>
    </style:style>
    <style:style style:name="P24" style:family="paragraph" style:parent-style-name="Dialog" style:list-style-name="L1"/>
    <style:style style:name="P25" style:family="paragraph" style:parent-style-name="Dialog" style:list-style-name="L1">
      <style:text-properties style:font-name="Calibri1"/>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7">
      <style:text-properties style:font-name="Calibri1"/>
    </style:style>
    <style:style style:name="P30" style:family="paragraph" style:parent-style-name="Dialog" style:list-style-name="L8">
      <style:text-properties style:font-name="Calibri1"/>
    </style:style>
    <style:style style:name="P31" style:family="paragraph" style:parent-style-name="Dialog" style:list-style-name="L1">
      <style:text-properties style:font-name="Calibri"/>
    </style:style>
    <style:style style:name="P32" style:family="paragraph" style:parent-style-name="Dialog" style:list-style-name="L6">
      <style:text-properties style:font-name="Calibri"/>
    </style:style>
    <style:style style:name="P33" style:family="paragraph" style:parent-style-name="Dialog" style:list-style-name="L2">
      <style:paragraph-properties fo:orphans="2" fo:widows="2"/>
      <style:text-properties fo:language="pl" fo:country="PL"/>
    </style:style>
    <style:style style:name="P34" style:family="paragraph" style:parent-style-name="Dialog" style:list-style-name="L4">
      <style:text-properties fo:background-color="transparent"/>
    </style:style>
    <style:style style:name="P35" style:family="paragraph" style:parent-style-name="Dialog" style:list-style-name="L6"/>
    <style:style style:name="P36" style:family="paragraph" style:parent-style-name="Dialog" style:list-style-name="L7"/>
    <style:style style:name="P37" style:family="paragraph" style:parent-style-name="Text_20_body">
      <style:text-properties fo:language="pl" fo:country="PL"/>
    </style:style>
    <style:style style:name="P38" style:family="paragraph" style:parent-style-name="Text_20_body" style:list-style-name="L1">
      <style:text-properties fo:language="pl" fo:country="PL"/>
    </style:style>
    <style:style style:name="P39" style:family="paragraph" style:parent-style-name="Text_20_body">
      <style:paragraph-properties fo:text-align="center" style:justify-single-word="false"/>
      <style:text-properties fo:language="pl" fo:country="PL"/>
    </style:style>
    <style:style style:name="P40"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style:style style:name="T20" style:family="text">
      <style:text-properties style:font-name="Calibri1"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ynastia Sobieskich – tom II, „Pola Chwały”</text:p>
      <text:h text:style-name="P20"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i chwalebnych pochod<text:span text:style-name="T5">ó</text:span><text:span text:style-name="T12">w w dalekie krainy</text:span>, lecz tu nie na wypraw<text:span text:style-name="T5">ę</text:span><text:span text:style-name="T12">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2"> ju</text:span><text:span text:style-name="T5">ż</text:span><text:span text:style-name="T12">, po co si</text:span><text:span text:style-name="T5">ę</text:span><text:span text:style-name="T12"> zaci</text:span><text:span text:style-name="T5">ą</text:span><text:span text:style-name="T12">gn</text:span><text:span text:style-name="T5">ął</text:span><text:span text:style-name="T12">, zapomnia</text:span><text:span text:style-name="T5">ł</text:span><text:span text:style-name="T12"> nawet, jak si</text:span><text:span text:style-name="T5">ę</text:span><text:span text:style-name="T12"> nazywa, wiedzia</text:span><text:span text:style-name="T5">ł</text:span><text:span text:style-name="T12"> tylko gdzie lewo, a gdzie prawo, jak i</text:span><text:span text:style-name="T5">ść</text:span><text:span text:style-name="T12"> trzy kroki w wprz</text:span><text:span text:style-name="T5">ó</text:span><text:span text:style-name="T12">d, obr</text:span><text:span text:style-name="T5">ó</text:span><text:span text:style-name="T12">t, trzy kroki w ty</text:span><text:span text:style-name="T5">ł</text:span><text:span text:style-name="T12">.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z obcym – pono angielskim – kr<text:span text:style-name="T5">ó</text:span><text:span text:style-name="T12">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0"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2880770544864623573" text:style-name="L1">
        <text:list-item>
          <text:p text:style-name="P24"><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4"><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4"><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4"><text:soft-page-break/><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4"><text:span text:style-name="T12">Tak, ale dalej na wsch</text:span><text:span text:style-name="T5">ó</text:span><text:span text:style-name="T12">d od Lwowa miejsc bezpiecznych nie ma.</text:span></text:p>
        </text:list-item>
        <text:list-item>
          <text:p text:style-name="P24"><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4"><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4"><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4"><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4"><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4"><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5">Właśnie, po ostatnich tatarskich oblężeniach, co i nawet okupować się musieli, za króla poprzedniego – wtrącił wojewoda.</text:p>
        </text:list-item>
        <text:list-item>
          <text:p text:style-name="P24"><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4"><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4"><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20471840" text:continue-numbering="true" text:style-name="L1">
        <text:list-item>
          <text:p text:style-name="P31">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1">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38"/>
        </text:list-item>
      </text:list>
      <text:p text:style-name="P9">* <text:s/>* <text:s/>*</text:p>
      <text:p text:style-name="P8">Pan Stuart Lawrence Hyde uzna<text:span text:style-name="T5">ł</text:span><text:span text:style-name="T12"> sw</text:span><text:span text:style-name="T5">ą</text:span><text:span text:style-name="T12"> misj</text:span><text:span text:style-name="T5">ę</text:span><text:span text:style-name="T12"> w Warszawie za nieudan</text:span><text:span text:style-name="T5">ą</text:span><text:span text:style-name="T12">. Nic wi</text:span><text:span text:style-name="T5">ę</text:span><text:span text:style-name="T12">cej jednak uczyni</text:span><text:span text:style-name="T5">ć</text:span><text:span text:style-name="T12"> dla swego kr</text:span><text:span text:style-name="T5">ó</text:span><text:span text:style-name="T12">la nie m</text:span><text:span text:style-name="T5">ó</text:span><text:span text:style-name="T12">g</text:span><text:span text:style-name="T5">ł – dla siebie jednak owszem</text:span><text:span text:style-name="T12">. Od czasu elekcji za</text:span><text:span text:style-name="T5">ł</text:span><text:span text:style-name="T12">atwia</text:span><text:span text:style-name="T5">ł</text:span><text:span text:style-name="T12"> poparcie dla plan</text:span><text:span text:style-name="T5">ó</text:span><text:span text:style-name="T12">w angielskiej kompanii wschodniej, aby szlak lewanty</text:span><text:span text:style-name="T5">ń</text:span><text:span text:style-name="T12">ski dla jej handlu otworzy</text:span><text:span text:style-name="T5">ć</text:span><text:span text:style-name="T12">. Pro forma stworzy</text:span><text:span text:style-name="T5">ł</text:span><text:span text:style-name="T12"> jej kantory w Krakowie i we Lwowie, obficie szastaj</text:span><text:span text:style-name="T5">ą</text:span><text:span text:style-name="T12">c pieni</text:span><text:span text:style-name="T5">ę</text:span><text:span text:style-name="T12">dzmi a bardziej jeszcze wekslami z pokryciem londy</text:span><text:span text:style-name="T5">ń</text:span><text:span text:style-name="T12">skim. Jednak nie potrafi</text:span><text:span text:style-name="T5">ł</text:span><text:span text:style-name="T12"> sk</text:span><text:span text:style-name="T5">ł</text:span><text:span text:style-name="T12">oni</text:span><text:span text:style-name="T5">ć</text:span><text:span text:style-name="T12"> nikogo wp</text:span><text:span text:style-name="T5">ł</text:span><text:span text:style-name="T12">ywowego do poparcia idei pokoju z Osmanami natychmiast, a to dla otwarcia szlak</text:span><text:span text:style-name="T5">ó</text:span><text:span text:style-name="T12">w handlowych na wsch</text:span><text:span text:style-name="T5">ó</text:span><text:span text:style-name="T12">d. Dowiedzia</text:span><text:span text:style-name="T5">ł</text:span><text:span text:style-name="T12"> si</text:span><text:span text:style-name="T5">ę</text:span><text:span text:style-name="T12"> natomiast, </text:span><text:span text:style-name="T5">ż</text:span><text:span text:style-name="T12">e idea handlu z Osmanami kiedy</text:span><text:span text:style-name="T5">ś</text:span><text:span text:style-name="T12">, po zawarciu jakiego</text:span><text:span text:style-name="T5">ś</text:span><text:span text:style-name="T12"> pokoju, zwolenników licznych ma, i to nie tylko w</text:span><text:span text:style-name="T5">ś</text:span><text:span text:style-name="T12">r</text:span><text:span text:style-name="T5">ó</text:span><text:span text:style-name="T12">d kupc</text:span><text:span text:style-name="T5">ó</text:span><text:span text:style-name="T12">w.</text:span></text:p>
      <text:p text:style-name="Text_20_body"><text:soft-page-break/><text:span text:style-name="T13">Zadziwi</text:span><text:span text:style-name="T6">ło</text:span><text:span text:style-name="T13"> go takie nastawienie arystokracji tutejszej. Pewien by</text:span><text:span text:style-name="T6">ł</text:span><text:span text:style-name="T13">, </text:span><text:span text:style-name="T6">ż</text:span><text:span text:style-name="T13">e ten podobno niezwykle waleczny nar</text:span><text:span text:style-name="T5">ó</text:span><text:span text:style-name="T12">d szlachecki handlem brzydzi</text:span><text:span text:style-name="T5">ł</text:span><text:span text:style-name="T12"> si</text:span><text:span text:style-name="T5">ę</text:span><text:span text:style-name="T12"> będzie. </text:span><text:span text:style-name="T16">Dalej o tym.</text:span></text:p>
      <text:p text:style-name="Text_20_body"><text:span text:style-name="T12">Dowiedzia</text:span><text:span text:style-name="T5">ł</text:span><text:span text:style-name="T12"> si</text:span><text:span text:style-name="T5">ę</text:span><text:span text:style-name="T12"> r</text:span><text:span text:style-name="T5">ó</text:span><text:span text:style-name="T12">wnie</text:span><text:span text:style-name="T5">ż pan Hyde, że i inne zagraniczne państwa otwarciem szlaków handlowych do Konstantypola interesują się.</text:span></text:p>
      <text:p text:style-name="P8"/>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text:soft-page-break/>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2">by od Angielczyk</text:span><text:span text:style-name="T5">ó</text:span><text:span text:style-name="T12">w tego kupca r</text:span><text:span text:style-name="T5">ó</text:span><text:span text:style-name="T12">wnie</text:span><text:span text:style-name="T5">ż pieniądz się przydaje</text:span><text:span text:style-name="T12">,</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oft-page-break/><text:span text:style-name="T2">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text:soft-page-break/>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text:soft-page-break/>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2"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text:soft-page-break/>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text:soft-page-break/>-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text:soft-page-break/>-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2"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text:soft-page-break/>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2">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text:soft-page-break/>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21"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text:soft-page-break/>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oft-page-break/><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oft-page-break/><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4142626944156259485" text:style-name="L2">
        <text:list-header>
          <text:p text:style-name="P33">-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oft-page-break/><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7588561239873753067" text:style-name="L3">
        <text:list-header>
          <text:p text:style-name="P26">-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text:soft-page-break/>-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text:soft-page-break/>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5016939730237166222" text:style-name="L4">
        <text:list-header>
          <text:p text:style-name="P34">-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7">-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text:span><text:soft-page-break/><text:span text:style-name="T10">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text:soft-page-break/>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text:span><text:soft-page-break/><text:span text:style-name="T5">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text:span><text:span text:style-name="T5">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text:span><text:span text:style-name="T5">. Husarze z nastawionymi koncerzami cwałem w dym wpadli, kt</text:span><text:span text:style-name="T5">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1374438036308042421" text:style-name="L5">
        <text:list-item>
          <text:p text:style-name="P28">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text:soft-page-break/>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text:span><text:span text:style-name="T12">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2149824108080310145" text:style-name="L6">
        <text:list-item>
          <text:p text:style-name="P35">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5">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5"><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5"><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5"><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2">Bez Podola szlachta pokoju nie zechce...</text:p>
        </text:list-item>
        <text:list-item>
          <text:p text:style-name="P35"><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5"><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5"><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2">Handel przez Dzikie Pola?</text:p>
        </text:list-item>
        <text:list-item>
          <text:p text:style-name="P35"><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8030047928305939114" text:style-name="L7">
        <text:list-item>
          <text:p text:style-name="P36"><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40"><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6"><text:soft-page-break/><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6"><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11">Dniestrze</text:span><text:span text:style-name="T5"> zbudować trzeba...</text:span></text:p>
        </text:list-item>
        <text:list-item>
          <text:p text:style-name="P29">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2">nie</text:span><text:span text:style-name="T5">ż</text:span><text:span text:style-name="T12">ek z pocz</text:span><text:span text:style-name="T5">ą</text:span><text:span text:style-name="T12">tku grudnia zmieni</text:span><text:span text:style-name="T5">ł</text:span><text:span text:style-name="T12"> si</text:span><text:span text:style-name="T5">ę</text:span><text:span text:style-name="T12"> w zawiej</text:span><text:span text:style-name="T5">ę</text:span><text:span text:style-name="T12"> </text:span><text:span text:style-name="T5">ś</text:span><text:span text:style-name="T12">nie</text:span><text:span text:style-name="T5">ż</text:span><text:span text:style-name="T12">n</text:span><text:span text:style-name="T5">ą</text:span><text:span text:style-name="T12">. Wiatr szarpa</text:span><text:span text:style-name="T5">ł</text:span><text:span text:style-name="T12">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Jabłonowski na surowe twarze patrząc. Długo by trwało, by ich zgryźć. Ale da si<text:span text:style-name="T5">ę</text:span>, wszak do tej pory bili<text:span text:style-name="T5">ś</text:span>my ich – stwierdzi<text:span text:style-name="T5">ł</text:span> wchodz<text:span text:style-name="T5">ą</text:span>c do komnaty komendanta zamku, w kt<text:span text:style-name="T5">ó</text:span>rej rezydowa<text:span text:style-name="T5">ł</text:span> z min<text:span text:style-name="T5">ą</text:span> zadowolonego uzurpatora Kap<text:span text:style-name="T5">ł</text:span>an Pasza.</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text:soft-page-break/>Wtem tumult jakowyś przerwał króla jegomości rozważania. Głosy podniesione przed namiotem słychać, szamotanina. Sobieski za szablę chwycił, czekał. Gdy tumult uspokoił się wreszcie, wszedł do namiotu Bidziński zdyszany.</text:p>
      <text:list xml:id="list1483390094881077999" text:style-name="L8">
        <text:list-item>
          <text:p text:style-name="P30">a co tam, mości strażniku?</text:p>
        </text:list-item>
        <text:list-item>
          <text:p text:style-name="P30">Poseł rosyjski do Waszej Miłości przystępu żądał, czego mu straże za rozkazem Waszym odmówili. Tedy poseł awanturować się począł, że przecie rozmowy z Turkiem też jego cara dotyczą, aż po gębie nie dostał.</text:p>
        </text:list-item>
        <text:list-item>
          <text:p text:style-name="P30">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1"/>
      <text:p text:style-name="P8">Zawarcie rozejmu</text:p>
      <text:p text:style-name="P8">Gromienie Kozaków</text:p>
      <text:p text:style-name="P8"/>
      <text:p text:style-name="P8"/>
      <text:p text:style-name="P8">Sobieski m<text:span text:style-name="T5">ó</text:span><text:span text:style-name="T12">g</text:span><text:span text:style-name="T5">ł</text:span><text:span text:style-name="T12"> znowu spokojnie zasn</text:span><text:span text:style-name="T5">ąć</text:span><text:span text:style-name="T12">. Lecz sen mia</text:span><text:span text:style-name="T5">ł</text:span><text:span text:style-name="T12"> zn</text:span><text:span text:style-name="T5">ó</text:span><text:span text:style-name="T12">w niespokojny. </text:span><text:span text:style-name="T5">Ś</text:span><text:span text:style-name="T12">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text:soft-page-break/>"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1-26T00:27:30.48</dc:date>
    <meta:editing-cycles>1090</meta:editing-cycles>
    <meta:editing-duration>P1DT4H44M55S</meta:editing-duration>
    <meta:document-statistic meta:table-count="0" meta:image-count="0" meta:object-count="0" meta:page-count="31" meta:paragraph-count="278" meta:word-count="15737" meta:character-count="10652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